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TFReader.main( String [ ] arg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TTFReader.generateDOM4SingleByteExtras( Element parent , TTFFile ttf , boolean isC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TFReader.display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TFReader.TTF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Reader.generateDOM4Kerning( Element parent , TTFFile ttf , boolean isC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TFReader.checkMetricsVersion( Attributes 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TFReader.loadTTF( String fileName , String fo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TFReader.generateDOM4MultiByteExtras( Element parent , TTFFile ttf , boolean isC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TFReader.constructFontXML( TTFFile ttf , String fontName , String className , String resource , String file , boolean isCid , String ttc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3">
            <text:p text:style-name="Table_20_Contents">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